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zableSupport.getResourceBundl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LocalizableSupport.setLocale( Locale 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izableSupport.setLocaleGroup( LocaleGroup l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ableSuppor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ableSupport.LocalizableSupport( String s , ClassLoader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izableSupport.getLocale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ableSupport.formatMessage(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izableSupport.LocalizableSuppor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ableSupport.setDefaultLocal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zableSupport.get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